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ugu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1">
            <text:p>91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88">
            <text:p>188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68">
            <text:p>16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56">
            <text:p>15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19">
            <text:p>1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346">
            <text:p>1,346</text:p>
          </table:table-cell>
          <table:table-cell table:style-name="ce23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2" office:value-type="float" office:value="223">
            <text:p>223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955">
            <text:p>1,955</text:p>
          </table:table-cell>
          <table:table-cell table:style-name="ce23" office:value-type="float" office:value="220">
            <text:p>22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143">
            <text:p>2,143</text:p>
          </table:table-cell>
          <table:table-cell table:style-name="ce23" office:value-type="float" office:value="269">
            <text:p>2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